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2">
      <style:text-properties style:font-name="Arial"/>
    </style:style>
    <style:style style:name="P2" style:family="paragraph" style:parent-style-name="Heading_20_2">
      <style:text-properties style:font-name="Arial" fo:font-size="14pt" style:font-size-asian="14pt" style:font-size-complex="14pt"/>
    </style:style>
    <style:style style:name="P3" style:family="paragraph" style:parent-style-name="Text_20_body">
      <style:text-properties style:font-name="Arial"/>
    </style:style>
    <style:style style:name="P4" style:family="paragraph" style:parent-style-name="Text_20_body">
      <style:text-properties style:font-name="Arial" fo:font-size="14pt" style:font-size-asian="14pt" style:font-size-complex="14pt"/>
    </style:style>
    <style:style style:name="P5" style:family="paragraph" style:parent-style-name="Heading_20_1">
      <style:text-properties style:font-name="Arial"/>
    </style:style>
    <style:style style:name="P6" style:family="paragraph" style:parent-style-name="Heading_20_3">
      <style:text-properties style:font-name="Arial"/>
    </style:style>
    <style:style style:name="P7" style:family="paragraph" style:parent-style-name="Heading_20_3">
      <style:paragraph-properties fo:break-before="page"/>
      <style:text-properties style:font-name="Arial"/>
    </style:style>
    <style:style style:name="T1" style:family="text">
      <style:text-properties style:font-name="Ari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Bioinformatik</text:h>
      <text:h text:style-name="P1" text:outline-level="2">Studienablauf</text:h>
      <text:p text:style-name="P4">Der Studiengang Bioinformatik besteht haupstsächlich aus Veranstaltungen aus den Bereichen: Informatik, Mathematik, Biologie und Chemie. <text:line-break/>Hierbei werden „Informatik und Mathematik“ und die „Lebens – und Naturwissenschaften“ zu gleichen Teilen gewichtet.</text:p>
      <text:p text:style-name="P4">Die Kurse des 6-semestrigen Studiums sind bis zum 4. Semester komplett festgelegt.<text:line-break/>Ab dem 5. Semester können einige Schwerpunkte nach eigenem Interesse gesetzt werden.</text:p>
      <text:p text:style-name="P4">Kurse können in Form von Vorlesungen, Seminaren, Übungen und Praktika stattfinden.</text:p>
      <text:h text:style-name="P1" text:outline-level="2">Allgemeine Daten</text:h>
      <text:p text:style-name="P4">Studienbeginn: Winter – oder Sommersemester</text:p>
      <text:p text:style-name="P4">Abschluss: Bachelor of Science</text:p>
      <text:p text:style-name="P4">Zulassungsbeschränkt: Ja</text:p>
      <text:p text:style-name="P4">Regelstudienzeit: 6 Semester</text:p>
      <text:h text:style-name="P1" text:outline-level="2">Berufsperspektiven</text:h>
      <text:p text:style-name="P4">Durch den immer häufigeren Einsatz von Methoden der Informatik, in den Bereichen Biotechnologie und Pharmakologie, gibt es einen immer größeren Bedarf an Bioinformatikern.<text:line-break/>Es ist wahrscheinlich, dass sich dieser Trend weiter fortsetzen wird.</text:p>
      <text:p text:style-name="P4">Da <text:s/>in den Gebieten der Biotechnolgie und Pharmaindustrie viele Qualifikationen gefordert werden, ist eine Promotion oft sinnvoll.</text:p>
      <text:h text:style-name="P1" text:outline-level="2">Stundenplan</text:h>
      <text:p text:style-name="P3"/>
      <text:h text:style-name="P6" text:outline-level="3"/>
      <text:h text:style-name="P7" text:outline-level="3">Informatik</text:h>
      <text:h text:style-name="Heading_20_2" text:outline-level="2"><text:span text:style-name="T1">Studienablauf</text:span></text:h>
      <text:p text:style-name="P4">Das Studium der Informatik beschäftigt sich größtenteils <text:line-break/>mit Inhalten der allgemeinen, praktischen, theoretischen und technischen Informatik, sowie der Mathematik.<text:line-break/>Vermittelt werden außerdem Kenntnisse in einem wählbaren Anwendungsbereich.</text:p>
      <text:p text:style-name="P4">Der Studiengang beinhaltet vergleichsweise viele Wahlfächer und kann somit nach eigenem Interesse angepasst.</text:p>
      <text:p text:style-name="P4">Kurse können in Form von Vorlesungen, Seminaren, Übungen und Praktika stattfinden.</text:p>
      <text:p text:style-name="P4">Der Studiengang der Informatik ist besonders geeignet für jeden, der sich für Informationsverarbeitung interressiert, sowie ein Verständnis für Mathematik, logisches Denken und Abstraktionsvermögen aufweisen kann.</text:p>
      <text:h text:style-name="P1" text:outline-level="2">Allgemeine Daten</text:h>
      <text:p text:style-name="P4">Studienbeginn: Winter – oder Sommersemester</text:p>
      <text:p text:style-name="P4">Abschluss: Bachelor of Science</text:p>
      <text:p text:style-name="P4">Zulassungsbeschränkt: Nein</text:p>
      <text:p text:style-name="P4">Regelstudienzeit: 6 Semester</text:p>
      <text:h text:style-name="P1" text:outline-level="2">Berufsperspektiven</text:h>
      <text:p text:style-name="P4">Durch eine stetig wachsende IT-Branche gelten die Jobchancen von Informatikern als sehr gut. <text:line-break/>Durch die fortschreitende Digitalisierung werden auch weiterhin gute Berufsperspektiven vorrausgesagt.</text:p>
      <text:h text:style-name="P1" text:outline-level="2">Stundenplan</text:h>
      <text:h text:style-name="P7" text:outline-level="3">Medizininformatik</text:h>
      <text:h text:style-name="Heading_20_2" text:outline-level="2"><text:span text:style-name="T1">Studienablauf</text:span></text:h>
      <text:p text:style-name="P4">Der Studiengang der Medizininformatik vermittelt hauptsächlich Grundlagen der Informatik, Mathematik, Biologie und Medizin, wobei der Mathematik eine eher untergeordnete Rolle zugeordnet wird.</text:p>
      <text:p text:style-name="P4">Die Kurse des 6-semestrigen Studiums sind bis zum 4. Semester komplett festgelegt.<text:line-break/>Ab dem 5. Semester können einige Schwerpunkte nach eigenem Interesse gesetzt werden.</text:p>
      <text:p text:style-name="P4">Kurse können sowohl als Vorlesungen, Seminare, Übungen und Praktika stattfinden.</text:p>
      <text:p text:style-name="P4">Die Zielgruppe des Studiums der Medizininformatik besteht aus Allen, die sich für Informationsverarbeitung im Gesundheitswesen interessieren, oder eine Forschungskarriere im Bereich der medizinischen Informatik anstreben. </text:p>
      <text:h text:style-name="P1" text:outline-level="2">Allgemeine Daten</text:h>
      <text:p text:style-name="P4">Studienbeginn: Wintersemester</text:p>
      <text:p text:style-name="P4">Abschluss: Bachelor of Science</text:p>
      <text:p text:style-name="P4">Zulassungsbeschränkt: Ja</text:p>
      <text:p text:style-name="P4">Regelstudienzeit: 6 Semester</text:p>
      <text:h text:style-name="P1" text:outline-level="2">Berufsperspektiven</text:h>
      <text:p text:style-name="P4">Prinzipiell können Medizininformatiker in allen Bereichen der IT-Branche arbeiten. Insbesondere können Absolventen in der medizinischen Datenverarbeitung eingesetzt werden.</text:p>
      <text:p text:style-name="P4">Eine weitere Möglichkeit ist die Vertiefung der Kompetenzen im Masterstudiengang der Medizininformatik, anderen Masterstudiengängen der Informatik, oder medizinnahen Masterstudiengängen. </text:p>
      <text:h text:style-name="P2" text:outline-level="2">Stundenplan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this Welker</meta:initial-creator>
    <meta:creation-date>2018-01-27T16:22:24.36</meta:creation-date>
    <meta:document-statistic meta:table-count="0" meta:image-count="0" meta:object-count="0" meta:page-count="3" meta:paragraph-count="43" meta:word-count="389" meta:character-count="3309"/>
    <dc:date>2018-01-27T18:15:31.51</dc:date>
    <dc:creator>Mathis Welker</dc:creator>
    <meta:editing-duration>PT1M36S</meta:editing-duration>
    <meta:editing-cycles>1</meta:editing-cycles>
    <meta:generator>OpenOffice/4.1.0$Win32 OpenOffice.org_project/410m18$Build-9764</meta:generator>
  </office:meta>
</office:document-meta>
</file>